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81.647cm"/>
    </style:style>
    <style:style style:name="gr2" style:family="graphic" style:parent-style-name="standard">
      <style:graphic-properties draw:stroke="none" svg:stroke-color="#000000" draw:fill="none" draw:fill-color="#ffffff" fo:min-height="81.665cm"/>
    </style:style>
    <style:style style:name="gr3" style:family="graphic" style:parent-style-name="standard">
      <style:graphic-properties draw:stroke="none" svg:stroke-color="#000000" draw:fill="none" draw:fill-color="#ffffff" fo:min-height="82.51cm"/>
    </style:style>
    <style:style style:name="gr4" style:family="graphic" style:parent-style-name="standard">
      <style:graphic-properties draw:stroke="none" svg:stroke-color="#000000" draw:fill="none" draw:fill-color="#ffffff" fo:min-height="3.56cm"/>
    </style:style>
    <style:style style:name="gr5" style:family="graphic" style:parent-style-name="standard">
      <style:graphic-properties draw:stroke="none" svg:stroke-color="#000000" draw:fill="none" draw:fill-color="#ffffff" fo:min-height="2.54cm"/>
    </style:style>
    <style:style style:name="P1" style:family="paragraph">
      <style:paragraph-properties fo:text-align="justify"/>
      <style:text-properties fo:font-size="28pt" fo:font-weight="bold" style:font-size-asian="28pt" style:font-weight-asian="bold" style:font-size-complex="28pt" style:font-weight-complex="bold"/>
    </style:style>
    <style:style style:name="P2" style:family="paragraph">
      <style:paragraph-properties fo:text-align="justify"/>
      <style:text-properties fo:font-size="28pt" style:font-size-asian="28pt" style:font-size-complex="28pt"/>
    </style:style>
    <style:style style:name="P3" style:family="paragraph">
      <style:paragraph-properties fo:text-align="center"/>
      <style:text-properties fo:font-family="'Lohit Tamil'" style:font-pitch="variable" fo:font-size="44pt" fo:font-weight="bold" style:font-size-asian="44pt" style:font-weight-asian="bold" style:font-size-complex="44pt" style:font-weight-complex="bold"/>
    </style:style>
    <style:style style:name="P4" style:family="paragraph">
      <style:paragraph-properties fo:text-align="center"/>
      <style:text-properties fo:font-size="36pt" style:font-size-asian="36pt" style:font-size-complex="36pt"/>
    </style:style>
    <style:style style:name="P5" style:family="paragraph">
      <style:paragraph-properties fo:text-align="justify"/>
      <style:text-properties fo:font-size="36pt" style:font-size-asian="36pt" style:font-size-complex="36pt"/>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28pt" fo:font-weight="normal" style:font-size-asian="28pt" style:font-weight-asian="normal" style:font-size-complex="28pt" style:font-weight-complex="normal"/>
    </style:style>
    <style:style style:name="T3" style:family="text">
      <style:text-properties fo:font-size="28pt" fo:font-style="italic" fo:font-weight="normal" style:font-size-asian="28pt" style:font-style-asian="italic" style:font-weight-asian="normal" style:font-size-complex="28pt" style:font-style-complex="italic" style:font-weight-complex="normal"/>
    </style:style>
    <style:style style:name="T4" style:family="text">
      <style:text-properties fo:font-family="'Mukti Narrow'" style:font-pitch="variable" fo:font-size="54pt" fo:font-weight="bold" style:font-size-asian="54pt" style:font-weight-asian="bold" style:font-size-complex="54pt" style:font-weight-complex="bold"/>
    </style:style>
    <style:style style:name="T5" style:family="text">
      <style:text-properties fo:font-family="'Lohit Tamil'" style:font-pitch="variable" fo:font-size="44pt" fo:font-weight="bold" style:font-size-asian="44pt" style:font-weight-asian="bold" style:font-size-complex="44pt" style:font-weight-complex="bold"/>
    </style:style>
    <style:style style:name="T6" style:family="text">
      <style:text-properties fo:font-size="36pt" fo:font-weight="bold" style:font-size-asian="36pt" style:font-weight-asian="bold" style:font-size-complex="36pt" style:font-weight-complex="bold"/>
    </style:style>
    <style:style style:name="T7"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1.917cm" svg:height="81.897cm" svg:x="46.513cm" svg:y="16.256cm">
          <draw:text-box>
            <text:p text:style-name="P1"><text:span text:style-name="T1">4. Estudo de caso</text:span></text:p>
            <text:p text:style-name="P1"><text:span text:style-name="T2">Lorem ipsum dolor sit amet, consectetur adipiscing elit. Integer blandit, sapien ac iaculis posuere, est erat vehicula lorem, eget consequat nibh nulla ac erat. Nulla scelerisque mattis enim eget posuere. Vivamus scelerisque, purus aliquam semper aliquam, diam tellus condimentum nisl, vel consequat lacus arcu nec nibh. Nam quis nibh non sem ultricies molestie. Curabitur eros tortor, sollicitudin nec laoreet eget, interdum sit amet massa. Nunc at ligula nec orci facilisis auctor at vitae quam. Nunc dapibus eleifend nisi. Vivamus ut justo odio.</text:span></text:p>
            <text:p text:style-name="P2"><text:span text:style-name="T2"/></text:p>
            <text:p text:style-name="P2"><text:span text:style-name="T2">Aliquam velit massa, vulputate pellentesque sollicitudin sed, mattis a nisl. Nullam condimentum interdum velit, id pharetra nisi elementum a. Aenean sodales odio at metus porta rutrum non sit amet lectus. Aliquam massa odio, pellentesque vel dignissim ut, gravida ut sapien. Etiam sed tincidunt magna. Fusce elementum, magna facilisis bibendum bibendum, ligula tellus tincidunt enim, et mollis sapien dolor a augue. Mauris id sapien dolor.</text:span></text:p>
            <text:p text:style-name="P2"><text:span text:style-name="T2"/></text:p>
            <text:p text:style-name="P2"><text:span text:style-name="T2">Vestibulum tristique nisi quis felis tincidunt vel vestibulum urna sodales. Cras id odio purus. Phasellus neque mauris, rhoncus nec congue a, laoreet in quam. Fusce nisl enim, tincidunt a sodales eu, euismod ut nisi. Sed varius sodales mi vel facilisis. Nunc vitae libero at lectus suscipit sodales. Fusce at nisl nunc. Phasellus ut felis nisl. Suspendisse potenti. Ut a mi ac enim convallis porttitor et id nisi. Proin non lacus et libero bibendum luctus. Aliquam mattis consectetur tortor, ut vestibulum odio mollis nec.</text:span></text:p>
            <text:p text:style-name="P2"><text:span text:style-name="T2"/></text:p>
            <text:p text:style-name="P2"><text:span text:style-name="T2"/></text:p>
            <text:p text:style-name="P2"><text:span text:style-name="T2"/></text:p>
            <text:p text:style-name="P2"><text:span text:style-name="T2"/></text:p>
          </draw:text-box>
        </draw:frame>
        <draw:frame draw:style-name="gr2" draw:text-style-name="P1" draw:layer="layout" svg:width="20.955cm" svg:height="81.915cm" svg:x="24.495cm" svg:y="16.24cm">
          <draw:text-box>
            <text:p text:style-name="P1"><text:span text:style-name="T1">3. Métricas de código</text:span></text:p>
            <text:p text:style-name="P1"><text:span text:style-name="T2">Lorem ipsum dolor sit amet, consectetur adipiscing elit. Integer blandit, sapien ac iaculis posuere, est erat vehicula lorem, eget consequat nibh nulla ac erat. Nulla scelerisque mattis enim eget posuere. Vivamus scelerisque, purus aliquam semper aliquam, diam tellus condimentum nisl, vel consequat lacus arcu nec nibh. Nam quis nibh non sem ultricies molestie. Curabitur eros tortor, sollicitudin nec laoreet eget, interdum sit amet massa. Nunc at ligula nec orci facilisis auctor at vitae quam. Nunc dapibus eleifend nisi. Vivamus ut justo odio.</text:span></text:p>
            <text:p text:style-name="P2"><text:span text:style-name="T2"/></text:p>
            <text:p text:style-name="P2"><text:span text:style-name="T2">Aliquam velit massa, vulputate pellentesque sollicitudin sed, mattis a nisl. Nullam condimentum interdum velit, id pharetra nisi elementum a. Aenean sodales odio at metus porta rutrum non sit amet lectus. Aliquam massa odio, pellentesque vel dignissim ut, gravida ut sapien. Etiam sed tincidunt magna. Fusce elementum, magna facilisis bibendum bibendum, ligula tellus tincidunt enim, et mollis sapien dolor a augue. Mauris id sapien dolor.</text:span></text:p>
            <text:p text:style-name="P2"><text:span text:style-name="T2"/></text:p>
            <text:p text:style-name="P2"><text:span text:style-name="T2">Vestibulum tristique nisi quis felis tincidunt vel vestibulum urna sodales. Cras id odio purus. Phasellus neque mauris, rhoncus nec congue a, laoreet in quam. Fusce nisl enim, tincidunt a sodales eu, euismod ut nisi. Sed varius sodales mi vel facilisis. Nunc vitae libero at lectus suscipit sodales. Fusce at nisl nunc. Phasellus ut felis nisl. Suspendisse potenti. Ut a mi ac enim convallis porttitor et id nisi. Proin non lacus et libero bibendum luctus. Aliquam mattis consectetur tortor, ut vestibulum odio mollis nec.</text:span></text:p>
            <text:p text:style-name="P2"><text:span text:style-name="T2"/></text:p>
            <text:p text:style-name="P2"><text:span text:style-name="T2"/></text:p>
            <text:p text:style-name="P2"><text:span text:style-name="T2"/></text:p>
            <text:p text:style-name="P2"><text:span text:style-name="T2"/></text:p>
          </draw:text-box>
        </draw:frame>
        <draw:frame draw:style-name="gr3" draw:text-style-name="P1" draw:layer="layout" svg:width="20.955cm" svg:height="82.76cm" svg:x="2.27cm" svg:y="16.24cm">
          <draw:text-box>
            <text:p text:style-name="P1"><text:span text:style-name="T1">1. Introdução</text:span></text:p>
            <text:p text:style-name="P2"><text:span text:style-name="T2"/></text:p>
            <text:p text:style-name="P2"><text:span text:style-name="T2"><text:tab/></text:span><text:span text:style-name="T2">Evolução de Software é uma área da Engenharia de Software que estuda as atividades de desenvolvimento em um sistema de software após a sua concepção inicial e implantação em produção. Esse termo foi usado pela primeira vez em um trabalho publicado por Manny Lehman \cite{DBLP:series/springer/Mens08}. Neste trabalho, o autor enuncia as “</text:span><text:span text:style-name="T3">leis da evolução de software</text:span><text:span text:style-name="T2">”, defendendo que programas que representam alguma atividade do mundo real evoluem continuamente, caso contrário, se tornam menos úteis e perdem seu valor \cite{Lehman1980b}. Além disso, Lehman afirma que este processo de mudança contínua faz com que a complexidade do software cresça inevitavelmente, tornando sua estrutura cada vez mais pobre e seu custo de manutenção maior.</text:span></text:p>
            <text:p text:style-name="P2"><text:span text:style-name="T2"><text:s text:c="4"/></text:span></text:p>
            <text:p text:style-name="P2"><text:span text:style-name="T2"><text:tab/></text:span><text:span text:style-name="T2">Considerando ainda diversos trabalhos indicando que o custo de manutenção de um software ultrapassa 50% do custo total de um projeto, observa-se que encontrar meios de se manter a qualidade interna de um software é importante. Por meio do desenvolvimento ferramentas e métodos, a evolução de software busca entender e controlar esse processo para o tornar mais eficiente.</text:span></text:p>
            <text:p text:style-name="P2"><text:span text:style-name="T2"><text:s text:c="4"/></text:span></text:p>
            <text:p text:style-name="P2"><text:span text:style-name="T2"><text:tab/></text:span><text:span text:style-name="T2">Nesse contexto, a Mineração de Repositórios de Software estuda esse processo de evolução de forma empírica, por meio da análise dos artefatos envolvidos no seu desenvolvimento como código fonte, dados do sistema de controle de versão e sistemas de rastreamento de bugs \cite{Kagdi:2007}. Por meio da mineração desses dados, podem ser extraídas diversas informações úteis ao desenvolvimento de um software, como por exemplo a indentificação de classes que são modificadas constantemente, classes mais propensas a falhas, entre outras. Com essas informações, equipes de desenvolvimento podem tomar ações para aprimorar o processo de desenvolvimento do sistema.</text:span></text:p>
            <text:p text:style-name="P2"><text:span text:style-name="T2"/></text:p>
            <text:p text:style-name="P1"><text:span text:style-name="T1">2. Mineração de repositórios de software</text:span></text:p>
            <text:p text:style-name="P1"><text:span text:style-name="T2"/></text:p>
            <text:p text:style-name="P1"><text:span text:style-name="T2">O termo “repositório de software'” abrange todos os artefatos produzidos durante o desenvolvimento de um sistema de software, desde os arquivos com o código fonte do sistema que podem estar armazenados em um sistema de controle de versão, até mensagens em listas de emails trocadas entre os desenvolvedores. Tais repositórios contém informações valiosas, que podem ser exploradas para se compreender a evolução de software e contribuir com o desenvolvimento do projeto.</text:span></text:p>
            <text:p text:style-name="P2"><text:span text:style-name="T2"/></text:p>
            <text:p text:style-name="P2"><text:span text:style-name="T2"/></text:p>
          </draw:text-box>
        </draw:frame>
        <draw:frame draw:style-name="gr4" draw:text-style-name="P3" draw:layer="layout" svg:width="43.18cm" svg:height="8.163cm" svg:x="13.065cm" svg:y="2.27cm">
          <draw:text-box>
            <text:p text:style-name="P3"><text:span text:style-name="T4">MetricMiner: uma ferramenta web de apoio à mineração de repositórios de software</text:span></text:p>
            <text:p text:style-name="P3"><text:span text:style-name="T5"/></text:p>
          </draw:text-box>
        </draw:frame>
        <draw:frame draw:style-name="gr5" draw:text-style-name="P5" draw:layer="layout" svg:width="31.115cm" svg:height="4.517cm" svg:x="20.05cm" svg:y="10.453cm">
          <draw:text-box>
            <text:p text:style-name="P4"><text:span text:style-name="T6">Aluno:</text:span><text:span text:style-name="T7"> Francisco Zigmund Sokol</text:span></text:p>
            <text:p text:style-name="P4"><text:span text:style-name="T6">Orientador:</text:span><text:span text:style-name="T7"> Marco Aurélio Gerosa</text:span></text:p>
            <text:p text:style-name="P4"><text:span text:style-name="T6">Co-orientador:</text:span><text:span text:style-name="T7"> Mauricio Finavaro Anich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70.7cm" fo:page-height="10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2-10-17T07:30:14</meta:creation-date>
    <dc:date>2012-10-17T09:27:45</dc:date>
    <meta:editing-duration>PT1H27M</meta:editing-duration>
    <meta:editing-cycles>5</meta:editing-cycles>
    <meta:generator>LibreOffice/3.3$Unix LibreOffice_project/330m19$Build-202</meta:generator>
    <meta:document-statistic meta:object-count="5"/>
  </office:meta>
</office:document-meta>
</file>